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5d38f51" officeooo:paragraph-rsid="05da1e49"/>
    </style:style>
    <style:style style:name="P4" style:family="paragraph" style:parent-style-name="Text_20_body">
      <style:paragraph-properties fo:line-height="100%"/>
      <style:text-properties officeooo:rsid="05d62ebc" officeooo:paragraph-rsid="05ebd1ee"/>
    </style:style>
    <style:style style:name="P5" style:family="paragraph" style:parent-style-name="Text_20_body">
      <style:paragraph-properties fo:line-height="100%"/>
      <style:text-properties officeooo:rsid="05d62ebc" officeooo:paragraph-rsid="05ec5970"/>
    </style:style>
    <style:style style:name="P6" style:family="paragraph" style:parent-style-name="Text_20_body">
      <style:paragraph-properties fo:line-height="100%"/>
      <style:text-properties officeooo:rsid="05dc86e8" officeooo:paragraph-rsid="05dc86e8"/>
    </style:style>
    <style:style style:name="P7" style:family="paragraph" style:parent-style-name="Text_20_body">
      <style:paragraph-properties fo:line-height="100%"/>
      <style:text-properties officeooo:rsid="05dd8544" officeooo:paragraph-rsid="05dd8544"/>
    </style:style>
    <style:style style:name="P8" style:family="paragraph" style:parent-style-name="Text_20_body">
      <style:paragraph-properties fo:line-height="100%"/>
      <style:text-properties officeooo:rsid="05ddb73d" officeooo:paragraph-rsid="05ddb73d"/>
    </style:style>
    <style:style style:name="P9" style:family="paragraph" style:parent-style-name="Text_20_body">
      <style:paragraph-properties fo:line-height="100%"/>
      <style:text-properties officeooo:rsid="05df2310" officeooo:paragraph-rsid="05df2310"/>
    </style:style>
    <style:style style:name="P10" style:family="paragraph" style:parent-style-name="Text_20_body">
      <style:paragraph-properties fo:line-height="100%"/>
      <style:text-properties officeooo:rsid="05e68d3b" officeooo:paragraph-rsid="05e68d3b"/>
    </style:style>
    <style:style style:name="P11" style:family="paragraph" style:parent-style-name="Text_20_body" style:list-style-name="L1">
      <style:paragraph-properties fo:line-height="100%"/>
      <style:text-properties officeooo:rsid="05e6d8e2" officeooo:paragraph-rsid="05e6d8e2"/>
    </style:style>
    <style:style style:name="P12" style:family="paragraph" style:parent-style-name="Text_20_body">
      <style:paragraph-properties fo:line-height="100%"/>
      <style:text-properties officeooo:rsid="05e6d8e2" officeooo:paragraph-rsid="05e70343"/>
    </style:style>
    <style:style style:name="P13" style:family="paragraph" style:parent-style-name="Heading_20_1">
      <style:paragraph-properties fo:line-height="100%"/>
      <style:text-properties officeooo:rsid="04af6545" officeooo:paragraph-rsid="05d3e33f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3e33f" style:font-weight-asian="bold" style:font-weight-complex="bold"/>
    </style:style>
    <style:style style:name="T4" style:family="text">
      <style:text-properties fo:font-weight="bold" officeooo:rsid="05d38f5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5ebd1ee" style:font-weight-asian="normal" style:font-weight-complex="normal"/>
    </style:style>
    <style:style style:name="T7" style:family="text">
      <style:text-properties fo:font-weight="normal" officeooo:rsid="05ec5970" style:font-weight-asian="normal" style:font-weight-complex="normal"/>
    </style:style>
    <style:style style:name="T8" style:family="text">
      <style:text-properties officeooo:rsid="05d19cd9"/>
    </style:style>
    <style:style style:name="T9" style:family="text">
      <style:text-properties officeooo:rsid="05d38f51"/>
    </style:style>
    <style:style style:name="T10" style:family="text">
      <style:text-properties officeooo:rsid="05d3e33f"/>
    </style:style>
    <style:style style:name="T11" style:family="text">
      <style:text-properties officeooo:rsid="05d7e7b4"/>
    </style:style>
    <style:style style:name="T12" style:family="text">
      <style:text-properties officeooo:rsid="05da38c7"/>
    </style:style>
    <style:style style:name="T13" style:family="text">
      <style:text-properties officeooo:rsid="05dec31c"/>
    </style:style>
    <style:style style:name="T14" style:family="text">
      <style:text-properties officeooo:rsid="05df2310"/>
    </style:style>
    <style:style style:name="T15" style:family="text">
      <style:text-properties officeooo:rsid="05e11d2d"/>
    </style:style>
    <style:style style:name="T16" style:family="text">
      <style:text-properties officeooo:rsid="05e50966"/>
    </style:style>
    <style:style style:name="T17" style:family="text">
      <style:text-properties officeooo:rsid="05e92948"/>
    </style:style>
    <style:style style:name="T18" style:family="text">
      <style:text-properties officeooo:rsid="05eaa3e6"/>
    </style:style>
    <style:style style:name="T19" style:family="text">
      <style:text-properties officeooo:rsid="05ebd1e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מטלה</text:span> <text:span text:style-name="T8">אחרונה (טיוטה) - הכנת עמוד-נוסחאות </text:span></text:h>
      <text:p text:style-name="P3">סטודנטים רבים ביקשו שבמבחן הסופי יהיה <text:span text:style-name="T10">עמוד</text:span>-נוסחאות. </text:p>
      <text:p text:style-name="P3">החלטתי <text:span text:style-name="T13">לקבל את</text:span> בקשתכם, ויותר מזה, לאפשר <text:span text:style-name="T5">לכם</text:span> להכין את <text:span text:style-name="T10">עמוד-</text:span>הנוסחאות שלכם.</text:p>
      <text:p text:style-name="P9">במטלה זו <text:span text:style-name="T4">עליכם להכין </text:span><text:span text:style-name="T3">עמוד</text:span><text:span text:style-name="T4">-נוסחאות למבחן</text:span><text:span text:style-name="T9">. <text:s/>העמוד צריך להיות בגודל A4, צד אחד.</text:span></text:p>
      <text:p text:style-name="P5">ההגשה בזוגות. <text:span text:style-name="T2">אסור להעתיק - כל זוג צריך להגיש עמוד-נוסחאות מקורי</text:span><text:span text:style-name="T6">. </text:span></text:p>
      <text:p text:style-name="P5"><text:span text:style-name="T7">העתקה תגרום למתן ציון 0 לכל הגורמים המעורבים.</text:span></text:p>
      <text:p text:style-name="P4"><text:span text:style-name="T12">יש להגיש את העמוד עד יום שני 18/6 בשעה 9 בבוקר.</text:span></text:p>
      <text:p text:style-name="P6">לאחר ההגשה, תיפתח <text:span text:style-name="T2">הצבעה בין כל הסטודנטים</text:span> לבחירת עמוד-הנוסחאות הרשמי של הקורס.</text:p>
      <text:p text:style-name="P8">ההצבעה <text:span text:style-name="T14">תיסגר ב</text:span>יום רביעי 20/6 <text:span text:style-name="T14">ב-9 בבוקר </text:span>- שבוע לפני הבחינה<text:span text:style-name="T14"> (התאריך האחרון לשליחת הבחינה)</text:span>.</text:p>
      <text:p text:style-name="P7">מותר להצביע <text:span text:style-name="T17">לעמוד-</text:span>נוסחאות אחד או יותר לפי בחירתכם.</text:p>
      <text:p text:style-name="P7">עמוד-הנוסחאות שיזכה במספר הקולות הרב ביותר יצורף לבחינה. </text:p>
      <text:p text:style-name="P7">מחברי העמוד <text:span text:style-name="T18">המנצח </text:span>יזכו ב-3 נקודות בונוס<text:span text:style-name="T15"> לציון הבחינה</text:span>.</text:p>
      <text:p text:style-name="P7"/>
      <text:p text:style-name="P10"><text:span text:style-name="T2">דגשים</text:span>:</text:p>
      <text:list xml:id="list5540469234755240357" text:style-name="L1">
        <text:list-item>
          <text:p text:style-name="P11">אין מגבלה על הפורמט של הדף - פונטים, צבעים וכד'. אבל, שימו לב שהדף הזוכה יצורף למבחן ויודפס ע"י מדור בחינות ברמת הרזולוציה של המדפסות שלהם. עד כמה שידוע לי, הם מדפיסים בשחור-לבן וברזולוציה לא גבוהה, רצוי לתכנן את הדף בהתאם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3T18:56:25.528700067</dc:date>
    <meta:editing-duration>P11DT3H35M51S</meta:editing-duration>
    <meta:editing-cycles>1351</meta:editing-cycles>
    <meta:document-statistic meta:table-count="0" meta:image-count="0" meta:object-count="0" meta:page-count="1" meta:paragraph-count="16" meta:word-count="170" meta:character-count="975" meta:non-whitespace-character-count="817"/>
  </office:meta>
</office:document-meta>
</file>